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-Equality_5f_Palma_5f_Ratio_5f_OECD_5f_20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-Equality_Palma_Ratio_OECD_20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pons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riginal_title</text:p>
          </table:table-cell>
          <table:table-cell table:style-name="ce1" office:value-type="string" calcext:value-type="string">
            <text:p>Palma Rati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iginal_indicator_c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Einkommensungleichhei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dg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rt_indicator_descrip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ort_indicator_description$de</text:p>
          </table:table-cell>
          <table:table-cell table:style-name="ce1" office:value-type="string" calcext:value-type="string">
            <text:p>Einkommensungleichheit zwischen den 10% Reichsten und den 10% Ärmsten der Gesellschaf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rt_indicator_description$en</text:p>
          </table:table-cell>
          <table:table-cell table:style-name="ce1" office:value-type="string" calcext:value-type="string">
            <text:p>Income inequality between the 10% with the highest income and the 40% with the lowest incom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_indicator_descrip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ng_indicator_description$de$text</text:p>
          </table:table-cell>
          <table:table-cell table:style-name="ce1" office:value-type="string" calcext:value-type="string">
            <text:p>Die Palma Rate ist der Anteil aller Einkommen in einem Land, das von den 10% der Bevölkerung mit dem höchsten Einkommen verdienst wird, geteilt durch das Einkommen der 40% der Bevölkerung, die das niedrigste Einkommen hat. Eine Palma Rate von 2 bedeutet, dass die 10% mit dem höchsten Einkommen zweimal so viel verdienen wie die 40% mit dem niedrigsten Einkomme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_indicator_description$de$baseunit</text:p>
          </table:table-cell>
          <table:table-cell table:style-name="ce1"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_indicator_description$en$text</text:p>
          </table:table-cell>
          <table:table-cell table:style-name="ce1" office:value-type="string" calcext:value-type="string">
            <text:p>The Palma ratio is the share of all income received by the 10% people with highest disposable income divided by the share of all income received by the 40% people with the lowest disposable income. A Palma ratio of 2 means that the 10% of the population with the highest income in a country earn 2 times as much as the 40% of the population with the lowest incom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ng_indicator_description$en$baseuni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get$rating</text:p>
          </table:table-cell>
          <table:table-cell table:style-name="ce1" office:value-type="string" calcext:value-type="string">
            <text:p>0.5,1,1.5,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baseuni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get$tags</text:p>
          </table:table-cell>
          <table:table-cell table:style-name="ce1" office:value-type="string" calcext:value-type="string">
            <text:p>economic,soci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ministerial_responsibility</text:p>
          </table:table-cell>
          <table:table-cell table:style-name="ce1" office:value-type="string" calcext:value-type="string">
            <text:p>BMA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explanation$de</text:p>
          </table:table-cell>
          <table:table-cell table:style-name="ce1" office:value-type="string" calcext:value-type="string">
            <text:p>Oberziel der SDGs ist das Ende der weltweiten Armu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explanation$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get$valu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type</text:p>
          </table:table-cell>
          <table:table-cell table:style-name="ce1" office:value-type="string" calcext:value-type="string">
            <text:p>les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$target_refere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rget$targ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or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oring$maintainer</text:p>
          </table:table-cell>
          <table:table-cell table:style-name="ce1" office:value-type="string" calcext:value-type="string">
            <text:p>t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ring$timestamp</text:p>
          </table:table-cell>
          <table:table-cell table:style-name="ce2" office:value-type="date" office:date-value="2015-10-02" calcext:value-type="date">
            <text:p>10/2/20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ring$timestamp_data_host</text:p>
          </table:table-cell>
          <table:table-cell table:style-name="ce1" office:value-type="float" office:value="2012" calcext:value-type="float">
            <text:p>20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oring$type</text:p>
          </table:table-cell>
          <table:table-cell table:style-name="ce1" office:value-type="string" calcext:value-type="string">
            <text:p>nation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ource$note</text:p>
          </table:table-cell>
          <table:table-cell table:style-name="ce1" office:value-type="string" calcext:value-type="string">
            <text:p>The Palma ratio is the share of all income received by the 10% people with highest disposable income divided by the share of all income received by the 40% people with the lowest disposable incom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$publisher</text:p>
          </table:table-cell>
          <table:table-cell table:style-name="ce1" office:value-type="string" calcext:value-type="string">
            <text:p>OEC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$link</text:p>
          </table:table-cell>
          <table:table-cell table:style-name="ce3" office:value-type="string" calcext:value-type="string">
            <text:p><text:a xlink:href="https://stats.oecd.org/Index.aspx?DataSetCode=IDD" xlink:type="simple">https://stats.oecd.org/Index.aspx?DataSetCode=IDD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$value</text:p>
          </table:table-cell>
          <table:table-cell table:style-name="ce1" office:value-type="string" calcext:value-type="string">
            <text:p>OK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$type</text:p>
          </table:table-cell>
          <table:table-cell table:style-name="ce1" office:value-type="string" calcext:value-type="string">
            <text:p>inoffici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untrie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ustralia</text:p>
          </table:table-cell>
          <table:table-cell table:style-name="ce1" office:value-type="float" office:value="1.24" calcext:value-type="float">
            <text:p>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stria</text:p>
          </table:table-cell>
          <table:table-cell table:style-name="ce1" office:value-type="float" office:value="0.96" calcext:value-type="float">
            <text:p>0.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lgium</text:p>
          </table:table-cell>
          <table:table-cell table:style-name="ce1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ada</text:p>
          </table:table-cell>
          <table:table-cell table:style-name="ce1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zech Republic</text:p>
          </table:table-cell>
          <table:table-cell table:style-name="ce1" office:value-type="float" office:value="0.89" calcext:value-type="float">
            <text:p>0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nmark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onia</text:p>
          </table:table-cell>
          <table:table-cell table:style-name="ce1" office:value-type="float" office:value="1.31" calcext:value-type="float">
            <text:p>1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nland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ance</text:p>
          </table:table-cell>
          <table:table-cell table:style-name="ce1" office:value-type="float" office:value="1.16" calcext:value-type="float">
            <text:p>1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ermany</text:p>
          </table:table-cell>
          <table:table-cell table:style-name="ce1" office:value-type="float" office:value="1.05" calcext:value-type="float">
            <text:p>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ce</text:p>
          </table:table-cell>
          <table:table-cell table:style-name="ce1" office:value-type="float" office:value="1.34" calcext:value-type="float">
            <text:p>1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ngary</text:p>
          </table:table-cell>
          <table:table-cell table:style-name="ce1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land</text:p>
          </table:table-cell>
          <table:table-cell table:style-name="ce1" office:value-type="float" office:value="0.89" calcext:value-type="float">
            <text:p>0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eland</text:p>
          </table:table-cell>
          <table:table-cell table:style-name="ce1" office:value-type="float" office:value="1.12" calcext:value-type="float">
            <text:p>1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aly</text:p>
          </table:table-cell>
          <table:table-cell table:style-name="ce1" office:value-type="float" office:value="1.26" calcext:value-type="float">
            <text:p>1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uxembourg</text:p>
          </table:table-cell>
          <table:table-cell table:style-name="ce1" office:value-type="float" office:value="1.12" calcext:value-type="float">
            <text:p>1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xico</text:p>
          </table:table-cell>
          <table:table-cell table:style-name="ce1" office:value-type="float" office:value="2.54" calcext:value-type="float">
            <text:p>2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lands</text:p>
          </table:table-cell>
          <table:table-cell table:style-name="ce1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w Zealand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rway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and</text:p>
          </table:table-cell>
          <table:table-cell table:style-name="ce1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tugal</text:p>
          </table:table-cell>
          <table:table-cell table:style-name="ce1" office:value-type="float" office:value="1.33" calcext:value-type="float">
            <text:p>1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ovakia</text:p>
          </table:table-cell>
          <table:table-cell table:style-name="ce1" office:value-type="float" office:value="0.83" calcext:value-type="float">
            <text:p>0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ovenia</text:p>
          </table:table-cell>
          <table:table-cell table:style-name="ce1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in</text:p>
          </table:table-cell>
          <table:table-cell table:style-name="ce1" office:value-type="float" office:value="1.29" calcext:value-type="float">
            <text:p>1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den</text:p>
          </table:table-cell>
          <table:table-cell table:style-name="ce1" office:value-type="float" office:value="0.96" calcext:value-type="float">
            <text:p>0.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itzerland</text:p>
          </table:table-cell>
          <table:table-cell table:style-name="ce1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key</text:p>
          </table:table-cell>
          <table:table-cell table:style-name="ce1" office:value-type="float" office:value="1.88" calcext:value-type="float">
            <text:p>1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K</text:p>
          </table:table-cell>
          <table:table-cell table:style-name="ce1" office:value-type="float" office:value="1.45" calcext:value-type="float">
            <text:p>1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A</text:p>
          </table:table-cell>
          <table:table-cell table:style-name="ce1" office:value-type="float" office:value="1.76" calcext:value-type="float">
            <text:p>1.76</text:p>
          </table:table-cell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-Equality_5f_Palma_5f_Ratio_5f_OECD_5f_201" style:display-name="PageStyle_D-Equality_Palma_Ratio_OECD_2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6" meta:object-count="0"/>
    <meta:generator>LibreOfficeDev/5.1.0.3$Linux_X86_64 LibreOffice_project/</meta:generator>
  </office:meta>
</office:document-meta>
</file>